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56cde" officeooo:paragraph-rsid="00156cde"/>
    </style:style>
    <style:style style:name="P2" style:family="paragraph" style:parent-style-name="Text_20_body">
      <style:text-properties fo:font-style="italic" officeooo:rsid="0018aa13" officeooo:paragraph-rsid="0018aa13" style:font-style-asian="italic" style:font-style-complex="italic"/>
    </style:style>
    <style:style style:name="P3" style:family="paragraph" style:parent-style-name="Text_20_body">
      <style:text-properties fo:font-style="normal" fo:font-weight="normal" officeooo:rsid="001fb44d" officeooo:paragraph-rsid="001fb44d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211cf2" officeooo:paragraph-rsid="00211cf2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2424b2" officeooo:paragraph-rsid="002424b2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266a03" officeooo:paragraph-rsid="00266a03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278e53" officeooo:paragraph-rsid="00278e53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2cf7ac" officeooo:paragraph-rsid="002cf7ac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35af41" officeooo:paragraph-rsid="0035af4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37b85b" officeooo:paragraph-rsid="0037b85b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3a3a58" officeooo:paragraph-rsid="003a3a5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bb476" officeooo:paragraph-rsid="003bb47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ca323" officeooo:paragraph-rsid="003ca32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rsid="001c9ca0" officeooo:paragraph-rsid="001c9ca0"/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Text_20_body">
      <style:text-properties fo:font-style="italic" officeooo:rsid="001a831f" officeooo:paragraph-rsid="001a831f" style:font-style-asian="italic" style:font-style-complex="italic"/>
    </style:style>
    <style:style style:name="P18" style:family="paragraph" style:parent-style-name="Text_20_body">
      <style:text-properties fo:font-style="normal" fo:font-weight="normal" officeooo:rsid="003a3a58" officeooo:paragraph-rsid="003a3a58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43633a" officeooo:paragraph-rsid="0043633a" style:font-style-asian="normal" style:font-weight-asian="normal" style:font-style-complex="normal" style:font-weight-complex="normal"/>
    </style:style>
    <style:style style:name="T1" style:family="text">
      <style:text-properties officeooo:rsid="001fbe8c"/>
    </style:style>
    <style:style style:name="T2" style:family="text">
      <style:text-properties officeooo:rsid="00214cfc"/>
    </style:style>
    <style:style style:name="T3" style:family="text">
      <style:text-properties officeooo:rsid="0025fb2c"/>
    </style:style>
    <style:style style:name="T4" style:family="text">
      <style:text-properties officeooo:rsid="002e34f2"/>
    </style:style>
    <style:style style:name="T5" style:family="text">
      <style:text-properties officeooo:rsid="003a3a58"/>
    </style:style>
    <style:style style:name="T6" style:family="text">
      <style:text-properties officeooo:rsid="003aa6d5"/>
    </style:style>
    <style:style style:name="T7" style:family="text">
      <style:text-properties officeooo:rsid="003d9a86"/>
    </style:style>
    <style:style style:name="T8" style:family="text">
      <style:text-properties officeooo:rsid="003f5fdc"/>
    </style:style>
    <style:style style:name="T9" style:family="text">
      <style:text-properties officeooo:rsid="0041300f"/>
    </style:style>
    <style:style style:name="T10" style:family="text">
      <style:text-properties officeooo:rsid="00449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ess IT!</text:h>
      <text:p text:style-name="P1">Dlouhý název: Uhodni osobnost aka Times Up!</text:p>
      <text:p text:style-name="P1">Krátký název: Guess IT! (Č<text:span text:style-name="T9">esky: Uhodni</text:span> <text:span text:style-name="T8">TO</text:span>!)</text:p>
      <text:p text:style-name="P1">Logo: viz prezentace</text:p>
      <text:p text:style-name="P14">Vedoucí projektu: Jan Drábek</text:p>
      <text:p text:style-name="P14">Členové: žádní</text:p>
      <text:h text:style-name="Heading_20_2" text:outline-level="2">Abstrakt</text:h>
      <text:p text:style-name="P2">Půl stránkový popis projektu (co všechno bude umět...)</text:p>
      <text:p text:style-name="P3">Projekt má za účel vytvořit hru pro chytré mobilní telefony <text:span text:style-name="T1">ve stylu klasické deskové stolní hry Times Up!, ve které hráči po týmech předvádějí/vysvětlují známé osobnosti na kartičkách svým spoluhráčům, kteří je musí co nejrychleji uhádnout.</text:span></text:p>
      <text:p text:style-name="P4">Celé řešení by se mělo skládat s mobilní aplikace a přidruženého podpůrného webového systému umožňující hráčům umožňovat spravovat své vlastní okruhy známých osobností <text:span text:style-name="T2">a sociálně interagovat se svými známými.</text:span></text:p>
      <text:p text:style-name="P5">V mobilní aplikaci si může uživatel vybrat mód hry, počet hráčů a především vybrat okruhy osobností, které chce mít přítomné ve hře <text:span text:style-name="T3">s možností ad-hoc přidat nové osobnosti. Hra následně probíhá za použití daného jednoho zařízení předávaného mezi hráči (v offline režimu – tedy bez nutnosti být neustále připojený k internetu).</text:span></text:p>
      <text:p text:style-name="P6">Dále by měl mít možnost propojit tuto aplikaci s podpůrný systémem odkud by mohl stahovat další okruhy osobností dle svého zájmu, případně synchronizovat již stažené.</text:p>
      <text:p text:style-name="P7">Dalším důležitým bodem je možnost vytvářet a spravovat své okruhy osobností – nahrávat si je do svého zařízení a sdílet je mezi svými přáteli.</text:p>
      <text:p text:style-name="P2"/>
      <text:h text:style-name="P15" text:outline-level="3"/>
      <text:h text:style-name="P16" text:outline-level="3">Podrobnější popis</text:h>
      <text:p text:style-name="P17">Detailnější popis s cílovou skupinou i technologičtějšími detaily jako architektura.</text:p>
      <text:h text:style-name="Heading_20_2" text:outline-level="2">Cíloví uživatelé</text:h>
      <text:p text:style-name="P8">Cíloví uživatelé <text:span text:style-name="T4">jsou především lidé, kteří znají samotnou deskovou hru ale chtějí se odpoutat od stolu a poměrně nepřenosné hry, protože obsahuje cca dvě stovky kartiček. Mobilní hra by tedy měla přinášet přibližně stejný herní požitek za výrazně lepší mobility a možností nastavení hry na filtrování pouze určité okruhy osobností.</text:span></text:p>
      <text:p text:style-name="P9">Mezi cílové uživatele patří lidé na párty a různých akcích, kde tato hra může být levnější a lépe dostupnější a zároveň přinášet poměrně velké množství zábavy.</text:p>
      <text:p text:style-name="P9">Další cílovou skupinou jsou pravidelní hráči, kteří hru berou jako způsob jak dostat do povědomí jména lidí určité oblasti, pro něj je důležitá možnost volit okruhy osobností i možnost přidávat vlastní.</text:p>
      <text:h text:style-name="Heading_20_2" text:outline-level="2">Architektura</text:h>
      <text:p text:style-name="P10">Android (iOS) mobilní aplikace s offline úložištěm (databází) pro ukládání okruhů. <text:span text:style-name="T5">Speciální rozhraní pro samotnou hru pro co největší intuitivnost (ideálně pohybové).</text:span></text:p>
      <text:p text:style-name="P11">Mobilní aplikace by měla rozhraní umožňující spárování s účtem na podpůrném webu, a následně umožnila stahovat dodatečné okruhy i uploadovat vlastní.</text:p>
      <text:p text:style-name="P11">Podpůrný web skládající se z API poskytující služby <text:span text:style-name="T6">pro mobilní aplikaci a webového frontendu pro uživatelskou správu svých kolekcí a synchronizace.</text:span></text:p>
      <text:h text:style-name="Heading_20_2" text:outline-level="2">Získávání okruhů</text:h>
      <text:p text:style-name="P19">Jednotlivé okruhy osobností by měly být <text:span text:style-name="T10">sestavovány a aktualizovány automaticky za pomocí DBPedie či Wikipedie či dalších projektů jako například ČSFD.</text:span></text:p>
      <text:h text:style-name="Heading_20_2" text:outline-level="2">Monetizace</text:h>
      <text:p text:style-name="P12">Nabízí se více modelů: plná aplikace placená v ní by bylo úplně všechny okruhy. <text:span text:style-name="T7">Lite verze s nějakým základním množstvím okruhů a následně platit za stažené balíčky či za možnost přidávat vlastní věci. Či paušál na určitou dobu.</text:span></text:p>
      <text:p text:style-name="P13">Problémem je ovšem potřeba financovat trvalý provoz infrastruktury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3:03:39.423662000</meta:creation-date>
    <dc:date>2014-10-14T14:35:24.595247000</dc:date>
    <meta:editing-duration>PT32M33S</meta:editing-duration>
    <meta:editing-cycles>48</meta:editing-cycles>
    <meta:generator>LibreOffice/4.1.4.2$MacOSX_x86 LibreOffice_project/0a0440ccc0227ad9829de5f46be37cfb6edcf72</meta:generator>
    <meta:document-statistic meta:table-count="0" meta:image-count="0" meta:object-count="0" meta:page-count="2" meta:paragraph-count="28" meta:word-count="453" meta:character-count="3062" meta:non-whitespace-character-count="2635"/>
  </office:meta>
</office:document-meta>
</file>